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48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/</text:p>
          </table:table-cell>
          <table:table-cell office:value-type="string">
            <text:p>login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 office:value-type="string">
            <text:p>register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 office:value-type="string">
            <text:p>logout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 office:value-type="string">
            <text:p>player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2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&lt;player&gt;</text:p>
          </table:table-cell>
          <table:table-cell office:value-type="string">
            <text:p>/</text:p>
          </table:table-cell>
          <table:table-cell table:number-columns-repeated="4"/>
          <table:table-cell office:value-type="string">
            <text:p>if my user account =&gt; edit settings</text:p>
            <text:p>If other user account =&gt; stats</text:p>
          </table:table-cell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ettings</text:p>
          </table:table-cell>
          <table:table-cell table:number-columns-repeated="4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osm</text:p>
          </table:table-cell>
          <table:table-cell table:number-columns-repeated="2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map-of-fame</text:p>
          </table:table-cell>
          <table:table-cell table:number-columns-repeated="3"/>
          <table:table-cell office:value-type="string">
            <text:p>private only</text:p>
          </table:table-cell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cores</text:p>
          </table:table-cell>
          <table:table-cell table:number-columns-repeated="3"/>
          <table:table-cell office:value-type="string">
            <text:p>private only</text:p>
          </table:table-cell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tats</text:p>
          </table:table-cell>
          <table:table-cell table:number-columns-repeated="3"/>
          <table:table-cell office:value-type="string">
            <text:p>private only</text:p>
          </table:table-cell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4"/>
          <table:table-cell office:value-type="string">
            <text:p>private only</text:p>
          </table:table-cell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 office:value-type="string">
            <text:p>sp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ffa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motw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 office:value-type="string">
            <text:p>mp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 office:value-type="string">
            <text:p>scores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2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&lt;user&gt;</text:p>
          </table:table-cell>
          <table:table-cell office:value-type="string">
            <text:p>/</text:p>
          </table:table-cell>
          <table:table-cell table:number-columns-repeated="4"/>
          <table:table-cell office:value-type="string">
            <text:p>if my user account =&gt; edit settings</text:p>
            <text:p>If other user account =&gt; stats</text:p>
          </table:table-cell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world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&lt;region&gt;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&lt;country&gt;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 office:value-type="string">
            <text:p>about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terms-of-use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code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help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data-protection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openstreetmap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data-sources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 office:value-type="string">
            <text:p>help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faq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p-ffa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p-motw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1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support</text:p>
          </table:table-cell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/</text:p>
          </table:table-cell>
          <table:table-cell table:number-columns-repeated="5"/>
        </table:table-row>
        <table:table-row table:style-name="ro3" table:number-rows-repeated="1048516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.00.0000</text:date>, <text:time style:data-style-name="N2" text:time-value="0000-00-00T02:45: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eseman </meta:initial-creator>
    <meta:creation-date>2013-03-02T21:36:04</meta:creation-date>
    <dc:date>2013-03-03T03:27:18</dc:date>
    <dc:creator>cheeseman </dc:creator>
    <meta:editing-duration>PT2H59M1S</meta:editing-duration>
    <meta:editing-cycles>23</meta:editing-cycles>
    <meta:generator>LibreOffice/4.0.0.3$Linux_X86_64 LibreOffice_project/7545bee9c2a0782548772a21bc84a9dcc583b89</meta:generator>
    <meta:document-statistic meta:table-count="1" meta:cell-count="200" meta:object-count="0"/>
  </office:meta>
</office:document-meta>
</file>